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Phyllis" svg:font-family="Phyllis, 'Bookman Old Style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8076in" fo:margin-left="0.1972in" table:align="left" style:writing-mode="lr-tb"/>
    </style:style>
    <style:style style:name="Table1.A" style:family="table-column">
      <style:table-column-properties style:column-width="5.8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1e6c8"/>
    </style:style>
    <style:style style:name="P3" style:family="paragraph" style:parent-style-name="Standard">
      <style:paragraph-properties>
        <style:tab-stops>
          <style:tab-stop style:position="2.3626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3626in"/>
        </style:tab-stops>
      </style:paragraph-properties>
      <style:text-properties officeooo:paragraph-rsid="00188579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6" style:family="paragraph" style:parent-style-name="Standard">
      <style:paragraph-properties fo:text-align="center" style:justify-single-word="false"/>
      <style:text-properties style:font-name="Phyllis" style:font-name-complex="Phyllis"/>
    </style:style>
    <style:style style:name="P7" style:family="paragraph" style:parent-style-name="Standard">
      <style:paragraph-properties fo:text-align="center" style:justify-single-word="false"/>
      <style:text-properties fo:font-size="22pt" style:font-size-asian="22pt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4.1346in"/>
        </style:tab-stops>
      </style:paragraph-properties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paragraph-rsid="00132131" style:language-asian="en" style:country-asian="US"/>
    </style:style>
    <style:style style:name="P11" style:family="paragraph" style:parent-style-name="Preformatted_20_Text">
      <style:paragraph-properties fo:margin-left="0in" fo:margin-right="0.3654in" fo:margin-top="0.25in" fo:margin-bottom="0in" loext:contextual-spacing="false" fo:text-align="center" style:justify-single-word="false" fo:text-indent="0in" style:auto-text-indent="false"/>
      <style:text-properties style:font-name="Tahoma" fo:font-size="17pt" officeooo:rsid="0010b0e8" officeooo:paragraph-rsid="00175e25" style:font-size-asian="17pt" style:font-name-complex="Tahoma"/>
    </style:style>
    <style:style style:name="P12" style:family="paragraph" style:parent-style-name="Preformatted_20_Text">
      <style:paragraph-properties fo:margin-left="0in" fo:margin-right="0.3654in" fo:margin-top="0.25in" fo:margin-bottom="0in" loext:contextual-spacing="false" fo:text-align="center" style:justify-single-word="false" fo:text-indent="0in" style:auto-text-indent="false"/>
      <style:text-properties style:font-name="Tahoma" fo:font-size="17pt" officeooo:paragraph-rsid="00175e25" style:font-size-asian="17pt" style:font-name-complex="Tahoma"/>
    </style:style>
    <style:style style:name="P13" style:family="paragraph" style:parent-style-name="Standard">
      <style:paragraph-properties fo:margin-left="0.3937in" fo:margin-right="0.3654in" fo:text-align="center" style:justify-single-word="false" fo:text-indent="0in" style:auto-text-indent="false"/>
      <style:text-properties style:font-name="Tahoma" fo:font-size="14pt" style:font-size-asian="14pt" style:font-name-complex="Tahoma"/>
    </style:style>
    <style:style style:name="P14" style:family="paragraph" style:parent-style-name="Standard">
      <style:paragraph-properties fo:margin-left="1.0835in" fo:margin-right="1.0827in" fo:text-align="center" style:justify-single-word="false" fo:text-indent="0in" style:auto-text-indent="false">
        <style:tab-stops>
          <style:tab-stop style:position="5.611in"/>
          <style:tab-stop style:position="6.4972in"/>
        </style:tab-stops>
      </style:paragraph-properties>
      <style:text-properties fo:font-size="18pt" style:font-size-asian="18pt"/>
    </style:style>
    <style:style style:name="P15" style:family="paragraph" style:parent-style-name="Standard">
      <style:paragraph-properties fo:margin-left="2.9535in" fo:margin-right="0in" fo:text-align="justify" style:justify-single-word="false" fo:text-indent="0in" style:auto-text-indent="false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Heading_20_1">
      <style:paragraph-properties fo:margin-top="0in" fo:margin-bottom="0.1665in" loext:contextual-spacing="false" fo:text-align="center" style:justify-single-word="false"/>
      <style:text-properties style:font-name="Times New Roman" fo:font-size="15pt" fo:font-style="italic" officeooo:rsid="0010b0e8" officeooo:paragraph-rsid="0010b0e8" style:font-size-asian="15pt" style:font-style-asian="italic" style:font-name-complex="Times New Roman" style:font-size-complex="15pt"/>
    </style:style>
    <style:style style:name="P18" style:family="paragraph" style:parent-style-name="Heading_20_7">
      <style:text-properties fo:font-style="normal" style:font-style-asian="normal"/>
    </style:style>
    <style:style style:name="P19" style:family="paragraph" style:parent-style-name="Heading_20_5">
      <style:paragraph-properties fo:text-align="center" style:justify-single-word="false"/>
      <style:text-properties fo:color="#000000" style:font-name="Times New Roman" fo:font-size="14pt" fo:font-weight="bold" officeooo:rsid="0011e6c8" style:font-size-asian="14pt" style:font-weight-asian="bold" style:font-name-complex="Times New Roman"/>
    </style:style>
    <style:style style:name="P20" style:family="paragraph" style:parent-style-name="Heading_20_8">
      <style:paragraph-properties fo:margin-top="0in" fo:margin-bottom="0in" loext:contextual-spacing="false" fo:text-align="center" style:justify-single-word="false"/>
      <style:text-properties fo:color="#000000" style:font-name="Times New Roman" fo:font-size="12pt" fo:font-weight="bold" officeooo:rsid="00121fcf" style:font-size-asian="12pt" style:font-weight-asian="bold" style:font-name-complex="Times New Roman" style:font-size-complex="12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language="en" fo:country="US" style:font-size-asian="11pt" style:language-asian="en" style:country-asian="US"/>
    </style:style>
    <style:style style:name="T3" style:family="text">
      <style:text-properties fo:font-size="11pt" fo:font-style="italic" style:font-size-asian="11pt" style:font-style-asian="italic"/>
    </style:style>
    <style:style style:name="T4" style:family="text">
      <style:text-properties fo:font-size="11pt" fo:font-style="italic" officeooo:rsid="001bcf8b" style:font-size-asian="11pt" style:font-style-asian="italic"/>
    </style:style>
    <style:style style:name="T5" style:family="text">
      <style:text-properties fo:font-size="12pt" fo:font-style="italic" fo:font-weight="bold" officeooo:rsid="0011e6c8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fo:font-weight="bold" officeooo:rsid="00121fcf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10b0e8"/>
    </style:style>
    <style:style style:name="T10" style:family="text">
      <style:text-properties fo:color="#000000" officeooo:rsid="001341a3"/>
    </style:style>
    <style:style style:name="T11" style:family="text">
      <style:text-properties fo:color="#000000" officeooo:rsid="0010b0e8"/>
    </style:style>
    <style:style style:name="T12" style:family="text">
      <style:text-properties officeooo:rsid="00188579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11">Mathematical </text:span><text:span text:style-name="T9">modeling</text:span><text:span text:style-name="T11"> </text:span><text:span text:style-name="T10">of</text:span><text:span text:style-name="T11"> <text:s text:c="19"/></text:span><text:span text:style-name="T9">micro-textured</text:span><text:span text:style-name="T11"> lubricated contacts</text:span></text:p>
            <text:p text:style-name="P13"/>
            <text:p text:style-name="P13"/>
            <text:h text:style-name="P17" text:outline-level="1">Alfredo Del Carmen Jaramillo Palma</text:h>
            <text:p text:style-name="Standard"/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1" text:anchor-type="char" svg:x="3.8075in" svg:y="-0.0925in" svg:width="3.0098in" svg:height="1.0098in" draw:z-index="0"><draw:text-box><text:p text:style-name="P5">SERVIÇO DE PÓS-GRADUAÇÃO DO ICMC-USP</text:p><text:p text:style-name="Standard"/><text:p text:style-name="Standard">Data de Depósito: <text:s text:c="3"/></text:p><text:p text:style-name="Standard"/><text:p text:style-name="Standard">Assinatura:______________________________</text:p></draw:text-box></draw:frame><text:soft-page-break/></text:p>
      <text:p text:style-name="P6"/>
      <text:p text:style-name="P6"/>
      <text:p text:style-name="P6"/>
      <text:h text:style-name="P18" text:outline-level="7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1"><text:span text:style-name="T7">Mathematical </text:span><text:span text:style-name="T8">modeling</text:span><text:span text:style-name="T7"> </text:span><text:span text:style-name="T10">of</text:span><text:span text:style-name="T7"> <text:s text:c="28"/></text:span><text:span text:style-name="T8">micro-textured</text:span><text:span text:style-name="T7"> lubricated contacts</text:span></text:p>
      <text:p text:style-name="P14"/>
      <text:p text:style-name="P14"/>
      <text:h text:style-name="P19" text:outline-level="5">Alfredo Del Carmen Jaramillo Palma</text:h>
      <text:p text:style-name="P7"/>
      <text:p text:style-name="P7"/>
      <text:p text:style-name="P7"/>
      <text:p text:style-name="P2"><text:span text:style-name="T5">Orientador: </text:span><text:span text:style-name="T6">Prof. Dr. Gustavo Carlos Buscagli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1">Dissertação apresentada ao Instituto de Ciências Matemáticas e de Computação - ICMC-USP, como parte dos requisitos para obtenção do título de Mestre em Ciências - </text:span><field:fieldmark-start text:name="__Fieldmark__526_473150566" field:type="vnd.oasis.opendocument.field.UNHANDLED"><field:param field:name="vnd.oasis.opendocument.field.code" field:value=" IF "/><field:param field:name="vnd.oasis.opendocument.field.id" field:value="7"/></field:fieldmark-start><text:span text:style-name="T2">Ciências de Computação e Matemática Computacional</text:span><field:fieldmark-end/><text:span text:style-name="T1">. </text:span><text:span text:style-name="T4">VERSÃO REVISADA</text:span></text:p>
      <text:p text:style-name="Standard"/>
      <text:p text:style-name="Standard"/>
      <text:p text:style-name="P8"/>
      <text:p text:style-name="P8"/>
      <text:p text:style-name="P9"/>
      <text:p text:style-name="P8">USP – São Carlos</text:p>
      <text:h text:style-name="P20" text:outline-level="8"><text:span text:style-name="T12">Abril</text:span> de 201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Phyllis" svg:font-family="Phyllis, 'Bookman Old Style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em_20_bloco" style:display-name="Texto em bloco" style:family="paragraph" style:parent-style-name="Standard">
      <style:paragraph-properties fo:margin-left="1.1811in" fo:margin-right="1.1811in" fo:text-align="center" style:justify-single-word="false" fo:text-indent="0in" style:auto-text-indent="false"/>
      <style:text-properties fo:font-size="14pt" style:font-size-asian="14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ne_20_numbering" style:display-name="Line numbering" style:family="text" style:parent-style-name="Fonte_20_parág._20_padrão"/>
    <style:style style:name="Título_20_5_20_Char" style:display-name="Título 5 Char" style:family="tex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7_20_Char" style:display-name="Título 7 Char" style:family="text">
      <style:text-properties fo:color="#40404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8_20_Char" style:display-name="Título 8 Char" style:family="text">
      <style:text-properties fo:color="#40404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7874in" fo:margin-left="1.1811in" fo:margin-right="0.722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ia</meta:initial-creator>
    <meta:creation-date>2012-07-24T17:28:00</meta:creation-date>
    <dc:date>2015-06-25T14:15:46.857192782</dc:date>
    <meta:editing-cycles>12</meta:editing-cycles>
    <meta:editing-duration>P2171DT10H20M51S</meta:editing-duration>
    <meta:generator>LibreOffice/4.3.7.2$Linux_X86_64 LibreOffice_project/430m0$Build-2</meta:generator>
    <meta:document-statistic meta:table-count="1" meta:image-count="0" meta:object-count="0" meta:page-count="3" meta:paragraph-count="11" meta:word-count="79" meta:character-count="637" meta:non-whitespace-character-count="520"/>
  </office:meta>
</office:document-meta>
</file>